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3"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4" style:family="paragraph" style:parent-style-name="Standard_20__28_user_29_">
      <style:paragraph-properties fo:margin-top="0in" fo:margin-bottom="0in" loext:contextual-spacing="false" fo:line-height="115%" fo:text-align="center" style:justify-single-word="false"/>
      <style:text-properties style:font-name="Times New Roman" fo:font-size="18pt" style:text-underline-style="solid" style:text-underline-width="auto" style:text-underline-color="font-color" fo:font-weight="bold" officeooo:paragraph-rsid="00190d6c" style:font-size-asian="18pt" style:font-weight-asian="bold" style:font-name-complex="Times New Roman1"/>
    </style:style>
    <style:style style:name="P5" style:family="paragraph" style:parent-style-name="Standard_20__28_user_29_">
      <style:paragraph-properties fo:margin-top="0in" fo:margin-bottom="0in" loext:contextual-spacing="false" fo:line-height="115%" fo:text-align="end" style:justify-single-word="false"/>
      <style:text-properties style:font-name="Times New Roman" officeooo:paragraph-rsid="00190d6c" style:font-name-complex="Times New Roman1"/>
    </style:style>
    <style:style style:name="P6" style:family="paragraph" style:parent-style-name="Standard_20__28_user_29_">
      <style:paragraph-properties fo:margin-top="0in" fo:margin-bottom="0in" loext:contextual-spacing="false" fo:line-height="115%" fo:text-align="end" style:justify-single-word="false"/>
      <style:text-properties style:font-name="Times New Roman" fo:font-size="12pt" fo:font-style="italic" officeooo:paragraph-rsid="00190d6c" style:font-size-asian="12pt" style:font-style-asian="italic" style:font-name-complex="Times New Roman1"/>
    </style:style>
    <style:style style:name="P7"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italic" style:text-underline-style="solid" style:text-underline-width="auto" style:text-underline-color="font-color" officeooo:paragraph-rsid="00190d6c" style:font-size-asian="12pt" style:font-style-asian="italic" style:font-name-complex="Times New Roman1" style:font-style-complex="italic"/>
    </style:style>
    <style:style style:name="P8" style:family="paragraph" style:parent-style-name="Standard_20__28_user_29_">
      <style:paragraph-properties fo:margin-top="0in" fo:margin-bottom="0in" loext:contextual-spacing="false" fo:line-height="115%" fo:text-align="justify" style:justify-single-word="false"/>
      <style:text-properties style:font-name="Times New Roman" fo:font-size="12pt" officeooo:paragraph-rsid="00190d6c" style:font-size-asian="12pt" style:font-name-complex="Times New Roman1"/>
    </style:style>
    <style:style style:name="P9"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paragraph-rsid="00190d6c" style:font-size-asian="12pt" style:font-name-complex="Times New Roman1"/>
    </style:style>
    <style:style style:name="P10" style:family="paragraph" style:parent-style-name="Standard_20__28_user_29_">
      <style:paragraph-properties fo:margin-top="0in" fo:margin-bottom="0in" loext:contextual-spacing="false" fo:line-height="115%" fo:text-align="justify" style:justify-single-word="false"/>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11"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5pt" style:text-underline-style="solid" style:text-underline-width="auto" style:text-underline-color="font-color" officeooo:paragraph-rsid="00190d6c" style:font-size-asian="15pt" style:font-name-complex="Times New Roman1" style:font-size-complex="15pt"/>
    </style:style>
    <style:style style:name="P12" style:family="paragraph" style:parent-style-name="Standard_20__28_user_29_">
      <style:paragraph-properties fo:margin-top="0in" fo:margin-bottom="0in" loext:contextual-spacing="false" fo:line-height="115%" fo:text-align="justify" style:justify-single-word="false"/>
      <style:text-properties officeooo:paragraph-rsid="00190d6c"/>
    </style:style>
    <style:style style:name="P13"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officeooo:paragraph-rsid="003ee649"/>
    </style:style>
    <style:style style:name="P14"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tyle="normal" style:text-underline-style="none" officeooo:rsid="003eca91" officeooo:paragraph-rsid="003eca91" style:font-style-asian="normal" style:font-style-complex="normal"/>
    </style:style>
    <style:style style:name="P15"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8926c" officeooo:paragraph-rsid="0028926c" style:font-size-asian="12pt" style:font-name-complex="Times New Roman1"/>
    </style:style>
    <style:style style:name="P16" style:family="paragraph" style:parent-style-name="Standard">
      <style:paragraph-properties fo:line-height="115%"/>
      <style:text-properties officeooo:rsid="00190d6c" officeooo:paragraph-rsid="00190d6c"/>
    </style:style>
    <style:style style:name="P17" style:family="paragraph" style:parent-style-name="Standard">
      <style:paragraph-properties fo:line-height="115%"/>
      <style:text-properties officeooo:rsid="001a7fb9" officeooo:paragraph-rsid="001a7fb9"/>
    </style:style>
    <style:style style:name="P18" style:family="paragraph" style:parent-style-name="Standard">
      <style:paragraph-properties fo:line-height="115%"/>
      <style:text-properties style:text-underline-style="none" officeooo:rsid="0038a128" officeooo:paragraph-rsid="0038a128"/>
    </style:style>
    <style:style style:name="P19" style:family="paragraph" style:parent-style-name="Standard">
      <style:paragraph-properties fo:line-height="115%"/>
      <style:text-properties style:text-underline-style="none" officeooo:rsid="001c0238" officeooo:paragraph-rsid="001c0238"/>
    </style:style>
    <style:style style:name="P20" style:family="paragraph" style:parent-style-name="Standard">
      <style:paragraph-properties fo:line-height="115%"/>
      <style:text-properties style:text-underline-style="solid" style:text-underline-width="auto" style:text-underline-color="font-color" officeooo:rsid="00190d6c" officeooo:paragraph-rsid="00190d6c"/>
    </style:style>
    <style:style style:name="P21" style:family="paragraph" style:parent-style-name="Standard">
      <style:paragraph-properties fo:line-height="115%"/>
      <style:text-properties style:text-underline-style="solid" style:text-underline-width="auto" style:text-underline-color="font-color" officeooo:rsid="001c0238" officeooo:paragraph-rsid="001c0238"/>
    </style:style>
    <style:style style:name="P22" style:family="paragraph" style:parent-style-name="Standard">
      <style:paragraph-properties fo:line-height="115%"/>
      <style:text-properties style:text-underline-style="solid" style:text-underline-width="auto" style:text-underline-color="font-color" officeooo:rsid="00330835" officeooo:paragraph-rsid="00330835"/>
    </style:style>
    <style:style style:name="P23" style:family="paragraph" style:parent-style-name="Standard">
      <style:paragraph-properties fo:line-height="115%"/>
      <style:text-properties style:text-underline-style="solid" style:text-underline-width="auto" style:text-underline-color="font-color" officeooo:rsid="001a7fb9" officeooo:paragraph-rsid="001a7fb9"/>
    </style:style>
    <style:style style:name="P24" style:family="paragraph" style:parent-style-name="Standard_20__28_user_29_" style:master-page-name="Standard">
      <style:paragraph-properties fo:margin-top="0in" fo:margin-bottom="0in" loext:contextual-spacing="false" fo:line-height="115%" fo:text-align="center" style:justify-single-word="false" style:page-number="auto"/>
      <style:text-properties style:font-name="Times New Roman" fo:font-size="18pt" style:text-underline-style="solid" style:text-underline-width="auto" style:text-underline-color="font-color" fo:font-weight="bold" officeooo:paragraph-rsid="00190d6c" style:font-size-asian="18pt" style:font-weight-asian="bold" style:font-name-complex="Times New Roman1"/>
    </style:style>
    <style:style style:name="P25" style:family="paragraph" style:parent-style-name="List_20_Paragraph" style:list-style-name="WWNum9">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6"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7" style:family="paragraph" style:parent-style-name="List_20_Paragraph" style:list-style-name="WWNum10">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28"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453067" officeooo:paragraph-rsid="00453067" style:font-size-asian="12pt" style:font-name-complex="Times New Roman1"/>
    </style:style>
    <style:style style:name="P29" style:family="paragraph" style:parent-style-name="List_20_Paragraph" style:list-style-name="WWNum10">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f9cca" officeooo:paragraph-rsid="002f9cca" style:font-size-asian="12pt" style:font-name-complex="Times New Roman1"/>
    </style:style>
    <style:style style:name="P30" style:family="paragraph" style:parent-style-name="Standard" style:list-style-name="L2">
      <style:paragraph-properties fo:line-height="115%"/>
      <style:text-properties officeooo:rsid="00190d6c" officeooo:paragraph-rsid="00190d6c"/>
    </style:style>
    <style:style style:name="P31" style:family="paragraph" style:parent-style-name="Standard" style:list-style-name="L2">
      <style:paragraph-properties fo:line-height="115%"/>
      <style:text-properties officeooo:rsid="00190d6c" officeooo:paragraph-rsid="002c7b9d"/>
    </style:style>
    <style:style style:name="P32" style:family="paragraph" style:parent-style-name="Standard" style:list-style-name="L3">
      <style:paragraph-properties fo:line-height="115%"/>
      <style:text-properties officeooo:rsid="00190d6c" officeooo:paragraph-rsid="00190d6c"/>
    </style:style>
    <style:style style:name="P33" style:family="paragraph" style:parent-style-name="Standard" style:list-style-name="L4">
      <style:paragraph-properties fo:line-height="115%"/>
      <style:text-properties officeooo:rsid="00190d6c" officeooo:paragraph-rsid="00190d6c"/>
    </style:style>
    <style:style style:name="P34" style:family="paragraph" style:parent-style-name="Standard" style:list-style-name="L4">
      <style:paragraph-properties fo:line-height="115%"/>
      <style:text-properties officeooo:rsid="00190d6c" officeooo:paragraph-rsid="00355d6c"/>
    </style:style>
    <style:style style:name="P35" style:family="paragraph" style:parent-style-name="Standard" style:list-style-name="L2">
      <style:paragraph-properties fo:line-height="115%"/>
      <style:text-properties officeooo:rsid="002c7b9d" officeooo:paragraph-rsid="002c7b9d"/>
    </style:style>
    <style:style style:name="P36" style:family="paragraph" style:parent-style-name="Standard" style:list-style-name="L2">
      <style:paragraph-properties fo:line-height="115%"/>
      <style:text-properties officeooo:rsid="002f9cca" officeooo:paragraph-rsid="002f9cca"/>
    </style:style>
    <style:style style:name="P37" style:family="paragraph" style:parent-style-name="Standard" style:list-style-name="L3">
      <style:paragraph-properties fo:line-height="115%"/>
      <style:text-properties officeooo:rsid="002f9cca" officeooo:paragraph-rsid="002f9cca"/>
    </style:style>
    <style:style style:name="P38" style:family="paragraph" style:parent-style-name="Standard" style:list-style-name="L3">
      <style:paragraph-properties fo:line-height="115%"/>
      <style:text-properties officeooo:rsid="0030f8b1" officeooo:paragraph-rsid="0030f8b1"/>
    </style:style>
    <style:style style:name="P39" style:family="paragraph" style:parent-style-name="Standard" style:list-style-name="L3">
      <style:paragraph-properties fo:line-height="115%"/>
      <style:text-properties officeooo:rsid="0034b2ca" officeooo:paragraph-rsid="0034b2ca"/>
    </style:style>
    <style:style style:name="P40" style:family="paragraph" style:parent-style-name="Standard" style:list-style-name="L4">
      <style:paragraph-properties fo:line-height="115%"/>
      <style:text-properties officeooo:rsid="00355d6c" officeooo:paragraph-rsid="00355d6c"/>
    </style:style>
    <style:style style:name="P41" style:family="paragraph" style:parent-style-name="Standard" style:list-style-name="L4">
      <style:paragraph-properties fo:line-height="115%"/>
      <style:text-properties officeooo:rsid="003b8dc3" officeooo:paragraph-rsid="003b8dc3"/>
    </style:style>
    <style:style style:name="P42" style:family="paragraph" style:parent-style-name="Standard" style:list-style-name="L5">
      <style:paragraph-properties fo:line-height="115%"/>
      <style:text-properties style:text-underline-style="none" officeooo:rsid="001c0238" officeooo:paragraph-rsid="001c0238"/>
    </style:style>
    <style:style style:name="P43" style:family="paragraph" style:parent-style-name="Standard" style:list-style-name="L5">
      <style:paragraph-properties fo:line-height="115%"/>
      <style:text-properties style:text-underline-style="none" officeooo:rsid="003a350a" officeooo:paragraph-rsid="003a350a"/>
    </style:style>
    <style:style style:name="P44" style:family="paragraph" style:parent-style-name="Standard" style:list-style-name="L5">
      <style:paragraph-properties fo:line-height="115%"/>
      <style:text-properties style:text-underline-style="none" officeooo:rsid="00330835" officeooo:paragraph-rsid="00330835"/>
    </style:style>
    <style:style style:name="P45"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officeooo:paragraph-rsid="00190d6c"/>
    </style:style>
    <style:style style:name="P46"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officeooo:paragraph-rsid="001a7fb9"/>
    </style:style>
    <style:style style:name="P47"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a7fb9" style:font-size-asian="12pt" style:font-name-complex="Times New Roman1"/>
    </style:style>
    <style:style style:name="P48"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90d6c" style:font-size-asian="12pt" style:font-name-complex="Times New Roman1"/>
    </style:style>
    <style:style style:name="P49"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 style:position="4.4165in"/>
        </style:tab-stops>
      </style:paragraph-properties>
      <style:text-properties style:font-name="Times New Roman" fo:font-size="12pt" officeooo:paragraph-rsid="002b1044" style:font-size-asian="12pt" style:font-name-complex="Times New Roman1"/>
    </style:style>
    <style:style style:name="P50" style:family="paragraph" style:parent-style-name="Standard" style:list-style-name="L1">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2c7b9d" officeooo:paragraph-rsid="002c7b9d" style:font-size-asian="12pt" style:font-name-complex="Times New Roman1"/>
    </style:style>
    <style:style style:name="T1" style:family="text">
      <style:text-properties style:font-name="Times New Roman" fo:font-size="12pt" fo:font-style="italic" style:font-size-asian="12pt" style:font-style-asian="italic" style:font-name-complex="Times New Roman1" style:font-style-complex="italic"/>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officeooo:rsid="00190d6c" style:font-size-asian="12pt" style:font-name-complex="Times New Roman1"/>
    </style:style>
    <style:style style:name="T4" style:family="text">
      <style:text-properties style:font-name="Times New Roman" fo:font-size="12pt" officeooo:rsid="001a7fb9" style:font-size-asian="12pt" style:font-name-complex="Times New Roman1"/>
    </style:style>
    <style:style style:name="T5" style:family="text">
      <style:text-properties style:font-name="Times New Roman" fo:font-size="12pt" officeooo:rsid="002b1044" style:font-size-asian="12pt" style:font-name-complex="Times New Roman1"/>
    </style:style>
    <style:style style:name="T6" style:family="text">
      <style:text-properties style:font-name="Times New Roman" fo:font-size="12pt" officeooo:rsid="003eca91" style:font-size-asian="12pt" style:font-name-complex="Times New Roman1"/>
    </style:style>
    <style:style style:name="T7" style:family="text">
      <style:text-properties style:font-name="Times New Roman" fo:font-size="12pt" officeooo:rsid="003f54f9" style:font-size-asian="12pt" style:font-name-complex="Times New Roman1"/>
    </style:style>
    <style:style style:name="T8" style:family="text">
      <style:text-properties style:font-name="Times New Roman" fo:font-size="12pt" officeooo:rsid="00424b46" style:font-size-asian="12pt" style:font-name-complex="Times New Roman1"/>
    </style:style>
    <style:style style:name="T9" style:family="text">
      <style:text-properties officeooo:rsid="002b1044"/>
    </style:style>
    <style:style style:name="T10" style:family="text">
      <style:text-properties officeooo:rsid="002c7b9d"/>
    </style:style>
    <style:style style:name="T11" style:family="text">
      <style:text-properties officeooo:rsid="002f9cca"/>
    </style:style>
    <style:style style:name="T12" style:family="text">
      <style:text-properties officeooo:rsid="00330835"/>
    </style:style>
    <style:style style:name="T13" style:family="text">
      <style:text-properties officeooo:rsid="004244e4"/>
    </style:style>
    <style:style style:name="T14" style:family="text">
      <style:text-properties officeooo:rsid="00439c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a Base System Implementation</text:p>
      <text:p text:style-name="P4">COP-6726</text:p>
      <text:p text:style-name="P5">Submitted by:</text:p>
      <text:p text:style-name="P6">Naman Arora</text:p>
      <text:p text:style-name="P6">UFID: 3979-0439</text:p>
      <text:p text:style-name="P6">Nikunj Sarda</text:p>
      <text:p text:style-name="P6">UFID: 9360-6581</text:p>
      <text:p text:style-name="P10">Introduction:</text:p>
      <text:p text:style-name="P12"><text:span text:style-name="T2">This document is intended to present the outcomes and the process of the completed work for the Project 2 milestone 2. The heap and sorted file variation to DB file implementation has been successfully materialized and tested. The repository for all the work is present </text:span><text:a xlink:type="simple" xlink:href="https://gitlab.com/r0ck3r008/database-from-scratch" text:style-name="ListLabel_20_16" text:visited-style-name="ListLabel_20_16"><text:span text:style-name="Internet_20_link"><text:span text:style-name="T2">here</text:span></text:span></text:a><text:span text:style-name="T2">.</text:span></text:p>
      <text:p text:style-name="P8"/>
      <text:p text:style-name="P11">Source File Hierarchy:</text:p>
      <text:p text:style-name="P13"><text:span text:style-name="T2">The directories are arranged in a flat manner with the exception of exactly three, </text:span><text:span text:style-name="T1">viz. </text:span><text:span text:style-name="T2">bin/, tpch-dbgen/ and tmp/. The bin/ directory is the output destination for the dbfile, </text:span><text:span text:style-name="T1">i.e. </text:span><text:span text:style-name="T2">dbfile directory. The tpch-dbgen is the git repository for the TPCH sub program. tmp/ <text:s/>houses all the test case files, t</text:span><text:span text:style-name="T6">est</text:span><text:span text:style-name="T2">{1,2,3}.tx</text:span><text:span text:style-name="T6">t</text:span><text:span text:style-name="T2">. </text:span><text:span text:style-name="T8">Please make sure the tpch-dbgen/*.tbl files are present BEFORE test is run.</text:span></text:p>
      <text:p text:style-name="P14"><text:span text:style-name="T2">Note that add_data and test1 functions have been modified in the test.cc source file. The former modification helps in not wasting one record from not being processed after end of each loop and returns the real value of ‘’proc’’ variable. The latter modification helps in overcoming a bug related to input of query statement which led to infinite loop for run length specification. Thus, the sequence of input in test cases has also been modified accordingly. Run length is now provided AFTER the </text:span><text:span text:style-name="T7">query.</text:span></text:p>
      <text:p text:style-name="P7"/>
      <text:p text:style-name="P11">The compilation process:</text:p>
      <text:p text:style-name="P9">The compilation process is accomplished by a recursive call to Makefiles in each subdirectory by the Makefile in the src/ directory.</text:p>
      <text:p text:style-name="P9">The provided NamanArora_NikunjSarda_p<text:span text:style-name="T14">2-2</text:span>.zip has one sub-directory, src/.</text:p>
      <text:p text:style-name="P1">$&gt; unzip NamanArora_NikunjSarda_p<text:span text:style-name="T13">2-</text:span><text:span text:style-name="T14">2</text:span>.zip</text:p>
      <text:p text:style-name="P1">$&gt; cd proj2_<text:span text:style-name="T10">2</text:span></text:p>
      <text:p text:style-name="P9">Now to build:</text:p>
      <text:p text:style-name="P1">$&gt; make</text:p>
      <text:p text:style-name="P15">The above command will create all the <text:span text:style-name="T11">binaries, test.out, gtest.out, test_heap.out and test_bigq.out along with tpch-dbgen/dbgen</text:span>.</text:p>
      <text:p text:style-name="P9">To generate tpch-dbgen files (tpch-dbgen/ sub-dir is always compiled with all of the above targets)</text:p>
      <text:list xml:id="list1019353115" text:style-name="WWNum9">
        <text:list-item>
          <text:p text:style-name="P25">$&gt; cd tpch-dbgen/</text:p>
        </text:list-item>
      </text:list>
      <text:list xml:id="list847517564" text:style-name="WWNum4">
        <text:list-item>
          <text:p text:style-name="P26">$&gt; ./dbgen &lt;options&gt; -s &lt;size&gt;</text:p>
        </text:list-item>
        <text:list-item>
          <text:p text:style-name="P28">$&gt; sync</text:p>
        </text:list-item>
      </text:list>
      <text:p text:style-name="P9">All the available relation binary files are available in bin/</text:p>
      <text:p text:style-name="P9">To clean the repository, <text:span text:style-name="T11">not including files in bin/ and *.tbl files</text:span>,</text:p>
      <text:list xml:id="list2365601829" text:style-name="WWNum10">
        <text:list-item>
          <text:p text:style-name="P27"><text:soft-page-break/>$&gt; make clean</text:p>
          <text:p text:style-name="P29">To clean the repository, including files in bin/ and tpch-dbgen/*.tbl:</text:p>
          <text:list>
            <text:list-item>
              <text:list>
                <text:list-item>
                  <text:list>
                    <text:list-item>
                      <text:list>
                        <text:list-item>
                          <text:list>
                            <text:list-item>
                              <text:list>
                                <text:list-header>
                                  <text:p text:style-name="P29"/>
                                </text:list-header>
                              </text:list>
                            </text:list-item>
                          </text:list>
                        </text:list-item>
                      </text:list>
                    </text:list-item>
                  </text:list>
                </text:list-item>
              </text:list>
            </text:list-item>
          </text:list>
          <text:p text:style-name="P29"><text:s text:c="11"/>$&gt; make distclean</text:p>
        </text:list-item>
      </text:list>
      <text:p text:style-name="P2"/>
      <text:p text:style-name="P3">Change log:</text:p>
      <text:list xml:id="list2585170557" text:style-name="L1">
        <text:list-item>
          <text:p text:style-name="P45"><text:span text:style-name="T2">Updated </text:span><text:span text:style-name="T3">db</text:span><text:span text:style-name="T2">file.cc and </text:span><text:span text:style-name="T3">db</text:span><text:span text:style-name="T2">file.h </text:span><text:span text:style-name="T5">to add an interface class that internally calls heap and sorted files.</text:span></text:p>
        </text:list-item>
        <text:list-item>
          <text:p text:style-name="P47">Updated file.cc and file.h <text:span text:style-name="T9">to append the SortInfo, type of file and curLength of pages in the beginning page of the database file as metadata.</text:span></text:p>
        </text:list-item>
        <text:list-item>
          <text:p text:style-name="P46"><text:span text:style-name="T4">Added</text:span><text:span text:style-name="T2"> heap.cc and heap.h </text:span><text:span text:style-name="T5">as the implementation of Heap file completed in prior submissions.</text:span></text:p>
        </text:list-item>
        <text:list-item>
          <text:p text:style-name="P49">Updated <text:bookmark text:name="_GoBack"/><text:span text:style-name="T9">OrderMaker class</text:span> <text:span text:style-name="T9">to include an overloaded assignment operator and a function to generate a query OrderMaker instance given another OrderMaker and a CNF.</text:span></text:p>
        </text:list-item>
        <text:list-item>
          <text:p text:style-name="P48">Updated test.cc, <text:span text:style-name="T9">specifically add_data function so that the internal loop does not waste a sucked record when the proc flag has reached its limit. Also add_data all returns proc-1 since there is always extra record counted at the end of loop.</text:span></text:p>
        </text:list-item>
        <text:list-item>
          <text:p text:style-name="P48">Added sort_helper.cc, <text:span text:style-name="T9">sorted.cc and sorted.h as implementation of Sorted File.</text:span></text:p>
        </text:list-item>
        <text:list-item>
          <text:p text:style-name="P50">enum fType, struct SortInfo and struct metadata are defined in defs.h</text:p>
        </text:list-item>
      </text:list>
      <text:p text:style-name="P2"/>
      <text:p text:style-name="P20">dbfile.cc:</text:p>
      <text:list xml:id="list4255826313" text:style-name="L2">
        <text:list-item>
          <text:p text:style-name="P30">struct SortInfo &amp;SortInfo :: operator= (const struct SortInfo &amp;) : </text:p>
          <text:p text:style-name="P35">SortInfo operator assignment operator overload.</text:p>
        </text:list-item>
        <text:list-item>
          <text:p text:style-name="P30">int DBFile :: get_type(const char *):</text:p>
          <text:p text:style-name="P35">This opens up a dummy File class instance to read the metadata of file requested for opening. Inputs the file name and outputs the type of type fType defined at defs.h</text:p>
        </text:list-item>
        <text:list-item>
          <text:p text:style-name="P30">int DBFile :: Create(const char *, ftype , SortInfo *):</text:p>
          <text:p text:style-name="P35">Returns exit status, 0 if creation fails and 1 if it <text:span text:style-name="T12">succeeds.</text:span></text:p>
        </text:list-item>
        <text:list-item>
          <text:p text:style-name="P30">int DBFile :: Open(const char *):</text:p>
          <text:p text:style-name="P35">Returns 0 on failure and 1 on success.</text:p>
        </text:list-item>
        <text:list-item>
          <text:p text:style-name="P30">void DBFile :: Add(Record *):</text:p>
          <text:p text:style-name="P35">Takes in a record in form Record * and adds it to currently opened file.</text:p>
        </text:list-item>
        <text:list-item>
          <text:p text:style-name="P31">void DBFile :: Load(Schema *, const char *):</text:p>
          <text:p text:style-name="P36">Inputs a schema and file name of the table to load the records. Calls sorted or heap file functions accordingly.</text:p>
        </text:list-item>
        <text:list-item>
          <text:p text:style-name="P30">void DBFile :: MoveFirst():</text:p>
          <text:p text:style-name="P36">Move to the very first record.</text:p>
        </text:list-item>
        <text:list-item>
          <text:p text:style-name="P30">int DBFile :: GetNext(Record *):</text:p>
          <text:p text:style-name="P36">Gets the next record in sequential manner. Returns 0 on error and 1 on success.</text:p>
        </text:list-item>
        <text:list-item>
          <text:p text:style-name="P30">int DBFile :: GetNext(Record *, CNF *, Record *):</text:p>
          <text:p text:style-name="P36">Gets the next record based on given CNF and literal (in case of sorted file).</text:p>
        </text:list-item>
        <text:list-item>
          <text:p text:style-name="P30">int DBFile :: Close():</text:p>
          <text:p text:style-name="P36"><text:soft-page-break/>Closes the file and returns the status flag, 0 if error 1 on success.</text:p>
        </text:list-item>
      </text:list>
      <text:p text:style-name="P16"/>
      <text:p text:style-name="P20">sorted.cc:</text:p>
      <text:list xml:id="list3116290729" text:style-name="L3">
        <text:list-item>
          <text:p text:style-name="P32">file_info :: file_info(struct SortInfo *, const char *, File *, Page *):</text:p>
          <text:p text:style-name="P37">Constructor of struct file_info used to pass file information between SortedFile and SortedHelper classes.</text:p>
        </text:list-item>
        <text:list-item>
          <text:p text:style-name="P32">SortedFile :: SortedFile(struct SortInfo *, const char *, int):</text:p>
          <text:p text:style-name="P38">Sorted File constructor. Inputs the struct SortInfo, file name and a flag, if this instance is supposed to be pseudo sorted file. Used internally.</text:p>
        </text:list-item>
        <text:list-item>
          <text:p text:style-name="P32">int SortedFile :: get_next_query(Record *fetchme, CNF *cnf, Record *literal):</text:p>
          <text:p text:style-name="P39">This is used when a query OrderMaker is either present already or has been successfully created. Returns 0 on failure and 1 on success.</text:p>
        </text:list-item>
        <text:list-item>
          <text:p text:style-name="P32">int SortedFile :: get_next_no_query(Record *fetchme, CNF *cnf, Record *literal):</text:p>
          <text:p text:style-name="P39">This is used when OrderMaker query is not available and returns 1 on success and 0 on failure.</text:p>
        </text:list-item>
        <text:list-item>
          <text:p text:style-name="P32">int SortedFile :: binary_search(Record *fetchme, CNF *cnf, Record *literal):</text:p>
          <text:p text:style-name="P39">This is implementation of binary search algorithm to search for records within the pages of files. Returns 0 on failure and 1 on success.</text:p>
        </text:list-item>
      </text:list>
      <text:p text:style-name="P16"/>
      <text:p text:style-name="P20">sort_helper.cc:</text:p>
      <text:list xml:id="list2358931530" text:style-name="L4">
        <text:list-item>
          <text:p text:style-name="P33">SortedHelper :: SortedHelper(struct file_info *f_info):</text:p>
          <text:p text:style-name="P40">This is constructor of SortHelper class and inputs the file information FileInfo structure.</text:p>
        </text:list-item>
        <text:list-item>
          <text:p text:style-name="P33">int SortedHelper :: fetch(int pg_num, int pseudo):</text:p>
          <text:p text:style-name="P40">This is used to fetch a page defined by a number that in inputted. It takes pseudo flag input too so that it can pass on along to unset_dirty (See below).</text:p>
        </text:list-item>
        <text:list-item>
          <text:p text:style-name="P33">void SortedHelper :: set_create(int val):</text:p>
          <text:p text:style-name="P40">This sets up the create flag for file to a desired value. 0 for create flag means the file is just created or was closed empty and 1 otherwise.</text:p>
        </text:list-item>
        <text:list-item>
          <text:p text:style-name="P33">int SortedHelper :: get_create():</text:p>
          <text:p text:style-name="P40">Returns the value of create flag.</text:p>
        </text:list-item>
        <text:list-item>
          <text:p text:style-name="P33">void SortedHelper :: set_dirty(int pseudo):</text:p>
          <text:p text:style-name="P40">This sets up the BigQ and Pipe classes and flips the dirty flag to 1.</text:p>
        </text:list-item>
        <text:list-item>
          <text:p text:style-name="P33">int SortedHelper :: feed():</text:p>
          <text:p text:style-name="P40">This is used to feed the remaining records from file which were already written to it after unset_dirty is called. If none such records are present, it just closes the in_pipe.</text:p>
        </text:list-item>
        <text:list-item>
          <text:p text:style-name="P33">int SortedHelper :: writeback(int flag):</text:p>
          <text:p text:style-name="P40">This has two modes for operation, one is writing to a temporary file and the other is leveraging underlying File class to actually write pages.</text:p>
        </text:list-item>
        <text:list-item>
          <text:p text:style-name="P33">int SortedHelper :: unset_dirty(int pseudo):</text:p>
          <text:p text:style-name="P40">This unsets the dirty flag for the file after each write operation.</text:p>
        </text:list-item>
        <text:list-item>
          <text:p text:style-name="P34">void SortedHelper :: Add(Record *placeholder, int internal):</text:p>
          <text:p text:style-name="P40">This adds a record to the file, depending on the flag, either to the in_pipe or actually to the File.</text:p>
        </text:list-item>
        <text:list-item>
          <text:p text:style-name="P33"><text:soft-page-break/>int SortedHelper :: fetch_curr_pg():</text:p>
          <text:p text:style-name="P40">Returns the current page number of file.</text:p>
        </text:list-item>
        <text:list-item>
          <text:p text:style-name="P33">void SortedHelper :: set_curr_pg(int pg_num):</text:p>
          <text:p text:style-name="P41">Sets the current page number of the file to specified value.</text:p>
          <text:p text:style-name="P33"/>
        </text:list-item>
        <text:list-item>
          <text:p text:style-name="P33">int SortedHelper :: chk_dirty():</text:p>
          <text:p text:style-name="P41">Returns the current value of dirty.</text:p>
          <text:p text:style-name="P41"/>
        </text:list-item>
      </text:list>
      <text:p text:style-name="P23">heap.cc:</text:p>
      <text:p text:style-name="P18">Heap file implementation, previously DBFile present in dbfile.{cc,h}, now shifted to heap.{cc,h}</text:p>
      <text:p text:style-name="P17"/>
      <text:p text:style-name="P21"><text:span text:style-name="T9">c</text:span>omparison.cc:</text:p>
      <text:list xml:id="list2163815559" text:style-name="L5">
        <text:list-item>
          <text:p text:style-name="P42">OrderMaker &amp;OrderMaker :: operator= (const OrderMaker &amp;in):</text:p>
          <text:p text:style-name="P43">Assignment operator overload for the OrderMaker class. Useful in serializing it to File class.</text:p>
        </text:list-item>
      </text:list>
      <text:p text:style-name="P19"/>
      <text:p text:style-name="P22">file.cc:</text:p>
      <text:list xml:id="list222225444570932" text:continue-numbering="true" text:style-name="L5">
        <text:list-item>
          <text:p text:style-name="P44">struct metadata &amp;operator= (struct metadata &amp;)</text:p>
          <text:p text:style-name="P43">Assignment operator overload for metadata class, useful in serialization of metadata to File clas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3T22:22:24.880126321</dc:date>
    <meta:editing-duration>PT8H19M15S</meta:editing-duration>
    <meta:editing-cycles>23</meta:editing-cycles>
    <meta:generator>LibreOffice/6.4.1.2$Linux_X86_64 LibreOffice_project/40$Build-2</meta:generator>
    <meta:document-statistic meta:table-count="0" meta:image-count="0" meta:object-count="0" meta:page-count="4" meta:paragraph-count="105" meta:word-count="1235" meta:character-count="7315" meta:non-whitespace-character-count="6243"/>
  </office:meta>
</office:document-meta>
</file>